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textarea-horizontal-align="justify" draw:textarea-vertical-align="middle" draw:auto-grow-height="false" fo:min-height="4.376cm" fo:min-width="4.089cm"/>
      <style:paragraph-properties style:writing-mode="lr-tb"/>
    </style:style>
    <style:style style:name="gr2" style:family="graphic" style:parent-style-name="Default_5f_1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4" style:family="graphic" style:parent-style-name="Default_5f_1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134cm" fo:min-width="3.562cm"/>
      <style:paragraph-properties style:writing-mode="lr-tb"/>
    </style:style>
    <style:style style:name="gr6" style:family="graphic" style:parent-style-name="Object_20_without_20_fill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Default_5f_1">
      <style:graphic-properties draw:textarea-horizontal-align="justify" draw:textarea-vertical-align="middle" draw:auto-grow-height="false" fo:min-height="0.091cm" fo:min-width="1.035cm"/>
    </style:style>
    <style:style style:name="gr8" style:family="graphic" style:parent-style-name="Object_20_without_20_fill_5f_1">
      <style:graphic-properties draw:fill="none" draw:textarea-vertical-align="middle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363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4cm" fo:min-width="2.546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7.19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style:font-name="Liberation Sans1" fo:language="en" fo:country="GB" style:font-name-asian="Liberation Sans1" style:font-name-complex="Liberation Sans1"/>
    </style:style>
    <style:style style:name="T3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589cm" svg:height="4.626cm" svg:x="9.558cm" svg:y="5.4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Gain </text:span></text:p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589cm" svg:height="4.626cm" svg:x="15.858cm" svg:y="5.4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Output </text:span></text:p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559cm" svg:y1="5.781cm" svg:x2="8.349cm" svg:y2="5.7cm" draw:start-shape="id1" draw:start-glue-point="4" draw:end-shape="id2" draw:end-glue-point="1" svg:d="M9559 5781h-606v-81h-604" svg:viewBox="0 0 1211 82">
          <text:p/>
        </draw:connector>
        <draw:connector draw:style-name="gr2" draw:text-style-name="P2" draw:layer="layout" svg:x1="5.917cm" svg:y1="8.405cm" svg:x2="9.559cm" svg:y2="9.713cm" draw:start-shape="id3" draw:start-glue-point="8" draw:end-shape="id1" draw:end-glue-point="5" svg:d="M5917 8405v1308h3642" svg:viewBox="0 0 3643 1309">
          <text:p/>
        </draw:connector>
        <draw:connector draw:style-name="gr2" draw:text-style-name="P2" draw:layer="layout" svg:x1="14.146cm" svg:y1="5.781cm" svg:x2="15.859cm" svg:y2="5.781cm" draw:start-shape="id1" draw:start-glue-point="6" draw:end-shape="id4" draw:end-glue-point="4" svg:d="M14146 5781h1713" svg:viewBox="0 0 1714 1">
          <text:p/>
        </draw:connector>
        <draw:connector draw:style-name="gr2" draw:text-style-name="P2" draw:layer="layout" svg:x1="14.146cm" svg:y1="9.769cm" svg:x2="15.859cm" svg:y2="9.713cm" draw:start-shape="id1" draw:start-glue-point="7" draw:end-shape="id4" draw:end-glue-point="5" svg:d="M14146 9769h856v-56h857" svg:viewBox="0 0 1714 57">
          <text:p/>
        </draw:connector>
        <draw:connector draw:style-name="gr2" draw:text-style-name="P2" draw:layer="layout" draw:line-skew="-2.245cm" svg:x1="20.446cm" svg:y1="9.769cm" svg:x2="23.248cm" svg:y2="8.694cm" draw:start-shape="id4" draw:start-glue-point="7" draw:end-shape="id5" draw:end-glue-point="4" svg:d="M20446 9769h1410v-1075h1392" svg:viewBox="0 0 2803 1076">
          <text:p/>
        </draw:connector>
        <draw:connector draw:style-name="gr2" draw:text-style-name="P2" draw:layer="layout" draw:line-skew="-1.246cm 0cm -1.159cm" svg:x1="20.446cm" svg:y1="5.781cm" svg:x2="23.248cm" svg:y2="6.639cm" draw:start-shape="id4" draw:start-glue-point="6" draw:end-shape="id5" draw:end-glue-point="6" svg:d="M20446 5781h1v-35h2495v893h306" svg:viewBox="0 0 2803 894">
          <text:p/>
        </draw:connector>
        <draw:frame draw:style-name="gr3" draw:text-style-name="P3" draw:layer="layout" svg:width="2.614cm" svg:height="1.673cm" svg:x="20.682cm" svg:y="6.795cm">
          <draw:text-box>
            <text:p><text:span text:style-name="T1">Audio</text:span></text:p>
            <text:p><text:span text:style-name="T1">OUT</text:span></text:p>
          </draw:text-box>
        </draw:frame>
        <draw:custom-shape draw:style-name="gr4" draw:text-style-name="P2" xml:id="id3" draw:id="id3" draw:layer="layout" svg:width="1.842cm" svg:height="1.843cm" svg:x="4.996cm" svg:y="6.562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4.062cm" svg:height="2.384cm" svg:x="1.209cm" svg:y="5.892cm">
          <draw:text-box>
            <text:p><text:span text:style-name="T1">Audio</text:span></text:p>
            <text:p><text:span text:style-name="T1">IN</text:span></text:p>
            <text:p><text:span text:style-name="T1">Max: 10mV</text:span></text:p>
          </draw:text-box>
        </draw:frame>
        <draw:g xml:id="id2" draw:id="id2">
          <draw:line draw:style-name="gr6" draw:text-style-name="P4" draw:layer="layout" svg:x1="6.558cm" svg:y1="5.663cm" svg:x2="6.702cm" svg:y2="5.167cm">
            <text:p/>
          </draw:line>
          <draw:line draw:style-name="gr6" draw:text-style-name="P4" draw:layer="layout" svg:x1="7.002cm" svg:y1="6.177cm" svg:x2="6.699cm" svg:y2="5.168cm">
            <text:p/>
          </draw:line>
          <draw:line draw:style-name="gr6" draw:text-style-name="P4" draw:layer="layout" svg:x1="7.596cm" svg:y1="6.234cm" svg:x2="7.899cm" svg:y2="5.225cm">
            <text:p/>
          </draw:line>
          <draw:line draw:style-name="gr6" draw:text-style-name="P4" draw:layer="layout" svg:x1="6.988cm" svg:y1="6.201cm" svg:x2="7.291cm" svg:y2="5.192cm">
            <text:p/>
          </draw:line>
          <draw:line draw:style-name="gr6" draw:text-style-name="P4" draw:layer="layout" svg:x1="7.609cm" svg:y1="6.228cm" svg:x2="7.306cm" svg:y2="5.219cm">
            <text:p/>
          </draw:line>
          <draw:line draw:style-name="gr6" draw:text-style-name="P4" draw:layer="layout" svg:x1="8.21cm" svg:y1="6.229cm" svg:x2="7.907cm" svg:y2="5.22cm">
            <text:p/>
          </draw:line>
          <draw:line draw:style-name="gr6" draw:text-style-name="P4" draw:layer="layout" svg:x1="8.205cm" svg:y1="6.179cm" svg:x2="8.349cm" svg:y2="5.683cm">
            <text:p/>
          </draw:line>
        </draw:g>
        <draw:connector draw:style-name="gr2" draw:text-style-name="P2" draw:layer="layout" svg:x1="6.558cm" svg:y1="5.7cm" svg:x2="5.917cm" svg:y2="6.562cm" draw:start-shape="id2" draw:start-glue-point="3" draw:end-shape="id3" draw:end-glue-point="4" svg:d="M6558 5700h-641v862" svg:viewBox="0 0 642 863">
          <text:p/>
        </draw:connector>
        <draw:custom-shape draw:style-name="gr7" draw:text-style-name="P2" xml:id="id5" draw:id="id5" draw:layer="layout" svg:width="2.739cm" svg:height="0.609cm" draw:transform="rotate (-1.5707963267949) translate (23.551cm 6.2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8" draw:text-style-name="P4" draw:layer="layout" svg:width="3.447cm" svg:height="1.69cm" draw:transform="rotate (-1.10252448848482) translate (23.9cm 5.761cm)" svg:viewBox="0 0 3448 1691" svg:d="M0 0c2231 0 3448 1691 3448 1691">
          <text:p/>
        </draw:path>
        <draw:path draw:style-name="gr8" draw:text-style-name="P4" draw:layer="layout" svg:width="3.447cm" svg:height="1.69cm" draw:transform="rotate (-1.10252448848482) translate (24.3cm 5.761cm)" svg:viewBox="0 0 3448 1691" svg:d="M0 0c2231 0 3448 1691 3448 1691">
          <text:p/>
        </draw:path>
        <draw:path draw:style-name="gr8" draw:text-style-name="P4" draw:layer="layout" svg:width="3.447cm" svg:height="1.69cm" draw:transform="rotate (-1.10252448848482) translate (24.9cm 5.761cm)" svg:viewBox="0 0 3448 1691" svg:d="M0 0c2231 0 3448 1691 3448 1691">
          <text:p/>
        </draw:path>
        <draw:frame draw:style-name="gr9" draw:text-style-name="P3" draw:layer="layout" svg:width="3.863cm" svg:height="0.962cm" svg:x="22.401cm" svg:y="9.953cm">
          <draw:text-box>
            <text:p><text:span text:style-name="T1">8</text:span><text:span text:style-name="T2">Ω Speaker</text:span></text:p>
          </draw:text-box>
        </draw:frame>
        <draw:frame draw:style-name="gr10" draw:text-style-name="P3" draw:layer="layout" svg:width="3.046cm" svg:height="1.114cm" svg:x="5.567cm" svg:y="4.193cm">
          <draw:text-box>
            <text:p><text:span text:style-name="T1">R</text:span><text:span text:style-name="T3">s</text:span><text:span text:style-name="T1">=100</text:span><text:span text:style-name="T2">Ω</text:span></text:p>
          </draw:text-box>
        </draw:frame>
        <draw:frame draw:style-name="gr11" draw:text-style-name="P3" draw:layer="layout" svg:width="7.69cm" svg:height="0.962cm" svg:x="12.099cm" svg:y="4.229cm">
          <draw:text-box>
            <text:p><text:span text:style-name="T1">12V Supply Voltage (Vcc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4" draw:text-style-name="MP8" draw:layer="backgroundobjects" svg:width="21.264cm" svg:height="2.411cm" svg:x="2.065cm" svg:y="4.026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Content Placeholder 2" presentation:style-name="Mpr5" draw:text-style-name="MP13" draw:layer="backgroundobjects" svg:width="21.264cm" svg:height="10.237cm" svg:x="2.065cm" svg:y="6.779cm" presentation:class="outline" presentation:user-transformed="true">
        <draw:text-box>
          <text:list text:style-name="ML4">
            <text:list-item>
              <text:p text:style-name="MP9"><text:span text:style-name="MT2">Click to edit Master text styles</text:span></text:p>
              <text:list>
                <text:list-item>
                  <text:p text:style-name="MP10"><text:span text:style-name="MT3">Second level</text:span></text:p>
                  <text:list>
                    <text:list-item>
                      <text:p text:style-name="MP11"><text:span text:style-name="MT4">Third level</text:span></text:p>
                      <text:list>
                        <text:list-item>
                          <text:p text:style-name="MP12"><text:span text:style-name="MT5">Fourth level</text:span></text:p>
                          <text:list>
                            <text:list-item>
                              <text:p text:style-name="MP12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5.131cm" svg:height="0.851cm" svg:x="2.065cm" svg:y="17.818cm" presentation:class="date-time" presentation:user-transformed="true">
        <draw:text-box>
          <text:p text:style-name="MP14"><text:span text:style-name="MT6"><text:date style:data-style-name="D4" text:date-value="2021-05-23">23/05/2021</text:date></text:span></text:p>
        </draw:text-box>
      </draw:frame>
      <draw:frame draw:name="Footer Placeholder 4" presentation:style-name="Mpr6" draw:text-style-name="MP15" draw:layer="backgroundobjects" svg:width="8.607cm" svg:height="0.851cm" svg:x="8.678cm" svg:y="17.818cm" presentation:class="footer" presentation:user-transformed="true">
        <draw:text-box>
          <text:p text:style-name="MP16"><text:span text:style-name="MT7">TCFE: DEEC/Instituto Superior Técnico </text:span></text:p>
        </draw:text-box>
      </draw:frame>
      <draw:frame draw:name="Slide Number Placeholder 5" presentation:style-name="Mpr6" draw:text-style-name="MP15" draw:layer="backgroundobjects" svg:width="5.088cm" svg:height="0.851cm" svg:x="18.241cm" svg:y="17.818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8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8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8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6:03:25.857832827</meta:creation-date>
    <dc:date>2021-05-23T16:10:45.011665664</dc:date>
    <meta:editing-duration>PT7M21S</meta:editing-duration>
    <meta:editing-cycles>1</meta:editing-cycles>
    <meta:document-statistic meta:object-count="61"/>
    <meta:generator>LibreOffice/6.4.7.2$Linux_X86_64 LibreOffice_project/40$Build-2</meta:generator>
  </office:meta>
</office:document-meta>
</file>